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553cm" presentation:class="title" presentation:user-transformed="true">
          <draw:text-box>
            <text:p text:style-name="P1">Chapter 7 – PKI and Cryptographic Application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Asymmetric Cryptography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We talked about Symmetric lets talk about Asymmetri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symmetric Cryptograph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Public and Private Key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3:35:58.058779995</meta:creation-date>
    <meta:editing-duration>PT2H20M38S</meta:editing-duration>
    <meta:editing-cycles>25</meta:editing-cycles>
    <meta:generator>LibreOffice/24.2.7.2$Linux_X86_64 LibreOffice_project/420$Build-2</meta:generator>
    <dc:title>Portfolio</dc:title>
    <dc:date>2026-02-23T00:58:41.874648191</dc:date>
    <meta:document-statistic meta:object-count="84"/>
  </office:meta>
</office:document-meta>
</file>